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456cm" fo:min-width="2.206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676cm" fo:min-width="2.278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751cm" fo:min-width="1.326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0.25cm" fo:min-width="1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25cm" fo:min-width="1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456cm" fo:min-width="2.206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75cm" fo:min-width="2.5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676cm" fo:min-width="2.278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9900" draw:marker-start-width="0.5cm" draw:marker-end-width="0.5cm" draw:fill-color="#99ff66" draw:textarea-horizontal-align="justify" draw:textarea-vertical-align="middle" draw:auto-grow-height="false" fo:min-height="0.751cm" fo:min-width="1.326cm" fo:padding-top="0.175cm" fo:padding-bottom="0.175cm" fo:padding-left="0.3cm" fo:padding-right="0.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56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0.734cm" fo:padding-top="0cm" fo:padding-bottom="0cm" fo:padding-left="0cm" fo:padding-right="0cm"/>
    </style:style>
    <style:style style:name="gr14" style:family="graphic" style:parent-style-name="objectwithoutfill">
      <style:graphic-properties draw:stroke="dash" draw:stroke-dash="Dashed_20__28_var_29_" svg:stroke-width="0.1cm" svg:stroke-color="#ff66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normal" fo:font-weight="bold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99ff66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-color="#99ff66"/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text-properties fo:color="#ff0000" fo:font-size="12pt" fo:font-weight="bold" style:font-size-asian="18pt" style:font-size-complex="18pt"/>
    </style:style>
    <style:style style:name="P8" style:family="paragraph">
      <loext:graphic-properties draw:fill="solid" draw:fill-color="#ffffff"/>
      <style:text-properties fo:color="#00cc00" fo:font-size="12pt" fo:font-weight="bold" style:font-size-asian="18pt" style:font-size-complex="18pt"/>
    </style:style>
    <style:style style:name="T1" style:family="text">
      <style:text-properties fo:font-size="12pt" fo:font-style="normal" fo:font-weight="bold" style:font-size-asian="18pt" style:font-size-complex="18pt"/>
    </style:style>
    <style:style style:name="T2" style:family="text">
      <style:text-properties style:font-name="Liberation Sans3" fo:font-size="12pt" fo:font-style="normal" fo:font-weight="bold" style:font-name-asian="Liberation Sans3" style:font-size-asian="18pt" style:font-name-complex="Liberation Sans3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 fo:font-style="italic" style:font-size-asian="18pt" style:font-size-complex="18pt"/>
    </style:style>
    <style:style style:name="T5" style:family="text">
      <style:text-properties fo:font-size="12pt" fo:font-weight="bold" style:font-size-asian="18pt" style:font-size-complex="18pt"/>
    </style:style>
    <style:style style:name="T6" style:family="text">
      <style:text-properties fo:color="#ff0000" fo:font-size="12pt" fo:font-weight="bold" style:font-size-asian="18pt" style:font-size-complex="18pt"/>
    </style:style>
    <style:style style:name="T7" style:family="text">
      <style:text-properties fo:color="#00cc00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1cm" svg:y="1cm">
          <text:p text:style-name="P1"><text:span text:style-name="T1">Start</text:span></text:p>
          <text:p text:style-name="P1"><text:span text:style-name="T2">μ</text:span><text:span text:style-name="T1">control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8" draw:id="id8" draw:layer="layout" svg:width="3cm" svg:height="1cm" svg:x="5.5cm" svg:y="9cm">
          <text:p text:style-name="P1"><text:span text:style-name="T3">ADC</text:span><text:span text:style-name="T3"><text:line-break/></text:span><text:span text:style-name="T3">acquisition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2" draw:id="id2" draw:layer="layout" svg:width="3cm" svg:height="1cm" svg:x="1cm" svg:y="3cm">
          <text:p text:style-name="P1"><text:span text:style-name="T3">Set 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1" draw:id="id11" draw:layer="layout" svg:width="3cm" svg:height="1cm" svg:x="5.5cm" svg:y="13cm">
          <text:p text:style-name="P1"><text:span text:style-name="T3">Get valu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12" draw:id="id12" draw:layer="layout" svg:width="3cm" svg:height="1cm" svg:x="5.5cm" svg:y="15cm">
          <text:p text:style-name="P1"><text:span text:style-name="T3">Fill </text:span><text:span text:style-name="T4">buff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3cm" svg:height="1cm" svg:x="1cm" svg:y="5cm">
          <text:p text:style-name="P1"><text:span text:style-name="T3">Is PC up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4" draw:id="id4" draw:layer="layout" svg:width="3cm" svg:height="1cm" svg:x="1cm" svg:y="7cm">
          <text:p text:style-name="P1"><text:span text:style-name="T3">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3cm" svg:height="1cm" svg:x="5.5cm" svg:y="5cm">
          <text:p text:style-name="P1"><text:span text:style-name="T3">Get</text:span><text:span text:style-name="T3"><text:line-break/></text:span><text:span text:style-name="T4">parameter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9" draw:id="id9" draw:layer="layout" svg:width="3cm" svg:height="1cm" svg:x="10cm" svg:y="9cm">
          <text:p text:style-name="P1"><text:span text:style-name="T3">Main loop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xml:id="id6" draw:id="id6" draw:layer="layout" svg:width="3cm" svg:height="1cm" svg:x="5.5cm" svg:y="7cm">
          <text:p text:style-name="P1"><text:span text:style-name="T3">Is it ov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7" draw:id="id7" draw:layer="layout" svg:width="3cm" svg:height="1cm" svg:x="14.5cm" svg:y="17cm">
          <text:p text:style-name="P1"><text:span text:style-name="T3">Shut dow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3cm" svg:height="1cm" svg:x="14.5cm" svg:y="19cm">
          <text:p text:style-name="P1"><text:span text:style-name="T1">Stop</text:span></text:p>
          <text:p text:style-name="P1"><text:span text:style-name="T2">μ</text:span><text:span text:style-name="T1">controller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3" draw:id="id13" draw:layer="layout" svg:width="3cm" svg:height="1cm" svg:x="10.001cm" svg:y="11.001cm">
          <text:p text:style-name="P1"><text:span text:style-name="T3">Enough</text:span></text:p>
          <text:p text:style-name="P1"><text:span text:style-name="T3">sampl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4" xml:id="id25" draw:id="id25" draw:layer="layout" svg:width="3cm" svg:height="1cm" svg:x="20.4cm" svg:y="7cm">
          <text:p text:style-name="P1"><text:span text:style-name="T3">Is it ov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5" xml:id="id18" draw:id="id18" draw:layer="layout" svg:width="3cm" svg:height="1cm" svg:x="20.4cm" svg:y="1cm">
          <text:p text:style-name="P1"><text:span text:style-name="T5">Start</text:span></text:p>
          <text:p text:style-name="P1"><text:span text:style-name="T5">Pyth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4" xml:id="id19" draw:id="id19" draw:layer="layout" svg:width="3cm" svg:height="1cm" svg:x="20.4cm" svg:y="3cm">
          <text:p text:style-name="P1"><text:span text:style-name="T3">Set up</text:span></text:p>
          <text:p text:style-name="P1"><text:span text:style-name="T3">communi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4" xml:id="id21" draw:id="id21" draw:layer="layout" svg:width="3cm" svg:height="1cm" svg:x="20.4cm" svg:y="9cm">
          <text:p text:style-name="P1"><text:span text:style-name="T3">Receive da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0" draw:id="id10" draw:layer="layout" svg:width="3cm" svg:height="1cm" svg:x="5.5cm" svg:y="11cm">
          <text:p text:style-name="P1"><text:span text:style-name="T3">Set paramet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14" draw:id="id14" draw:layer="layout" svg:width="3cm" svg:height="1cm" svg:x="10.001cm" svg:y="13.001cm">
          <text:p text:style-name="P1"><text:span text:style-name="T3">Get </text:span></text:p>
          <text:p text:style-name="P1"><text:span text:style-name="T3">from </text:span><text:span text:style-name="T4">buff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4" xml:id="id20" draw:id="id20" draw:layer="layout" svg:width="3cm" svg:height="1cm" svg:x="20.4cm" svg:y="5cm">
          <text:p text:style-name="P1"><text:span text:style-name="T3">Send </text:span></text:p>
          <text:p text:style-name="P1"><text:span text:style-name="T4">parameter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15" draw:id="id15" draw:layer="layout" svg:width="3cm" svg:height="1cm" svg:x="10cm" svg:y="15cm">
          <text:p text:style-name="P1"><text:span text:style-name="T4">Stream</text:span></text:p>
          <text:p text:style-name="P1"><text:span text:style-name="T3">to PC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xml:id="id16" draw:id="id16" draw:layer="layout" svg:width="3cm" svg:height="1cm" svg:x="10cm" svg:y="17cm">
          <text:p text:style-name="P1"><text:span text:style-name="T3">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6" draw:layer="layout" svg:x1="2.5cm" svg:y1="2cm" svg:x2="2.5cm" svg:y2="3cm" draw:start-shape="id1" draw:start-glue-point="6" draw:end-shape="id2" draw:end-glue-point="4" svg:d="M2500 2000v1000" svg:viewBox="0 0 1 1001">
          <text:p/>
        </draw:connector>
        <draw:connector draw:style-name="gr11" draw:text-style-name="P6" draw:layer="layout" svg:x1="2.5cm" svg:y1="4cm" svg:x2="2.5cm" svg:y2="5cm" draw:start-shape="id2" draw:start-glue-point="6" draw:end-shape="id3" draw:end-glue-point="4" svg:d="M2500 4000v1000" svg:viewBox="0 0 1 1001">
          <text:p/>
        </draw:connector>
        <draw:connector draw:style-name="gr11" draw:text-style-name="P6" draw:layer="layout" svg:x1="2.5cm" svg:y1="6cm" svg:x2="2.5cm" svg:y2="7cm" draw:start-shape="id3" draw:start-glue-point="6" draw:end-shape="id4" draw:end-glue-point="4" svg:d="M2500 6000v1000" svg:viewBox="0 0 1 1001">
          <text:p/>
        </draw:connector>
        <draw:connector draw:style-name="gr11" draw:text-style-name="P6" draw:layer="layout" draw:line-skew="-0.099cm" svg:x1="1cm" svg:y1="7.5cm" svg:x2="1cm" svg:y2="5.5cm" draw:start-shape="id4" draw:start-glue-point="5" draw:end-shape="id3" draw:end-glue-point="5" svg:d="M1000 7500h-649v-2000h649" svg:viewBox="0 0 650 2001">
          <text:p/>
        </draw:connector>
        <draw:connector draw:style-name="gr11" draw:text-style-name="P6" draw:layer="layout" svg:x1="4cm" svg:y1="5.5cm" svg:x2="5.8cm" svg:y2="5.5cm" draw:start-shape="id3" draw:start-glue-point="7" draw:end-shape="id5" draw:end-glue-point="6" svg:d="M4000 5500h1800" svg:viewBox="0 0 1801 1">
          <text:p/>
        </draw:connector>
        <draw:connector draw:style-name="gr11" draw:text-style-name="P6" draw:layer="layout" svg:x1="7cm" svg:y1="6cm" svg:x2="7cm" svg:y2="7cm" draw:start-shape="id5" draw:start-glue-point="8" draw:end-shape="id6" draw:end-glue-point="4" svg:d="M7000 6000v1000" svg:viewBox="0 0 1 1001">
          <text:p/>
        </draw:connector>
        <draw:connector draw:style-name="gr11" draw:text-style-name="P6" draw:layer="layout" svg:x1="8.5cm" svg:y1="7.5cm" svg:x2="16cm" svg:y2="17cm" draw:start-shape="id6" draw:start-glue-point="7" draw:end-shape="id7" draw:end-glue-point="4" svg:d="M8500 7500h7500v9500" svg:viewBox="0 0 7501 9501">
          <text:p/>
        </draw:connector>
        <draw:connector draw:style-name="gr11" draw:text-style-name="P6" draw:layer="layout" svg:x1="7cm" svg:y1="8cm" svg:x2="7cm" svg:y2="9cm" draw:start-shape="id6" draw:start-glue-point="6" draw:end-shape="id8" draw:end-glue-point="4" svg:d="M7000 8000v1000" svg:viewBox="0 0 1 1001">
          <text:p/>
        </draw:connector>
        <draw:connector draw:style-name="gr11" draw:text-style-name="P6" draw:layer="layout" draw:line-skew="-0.251cm 0.149cm -0.15cm" svg:x1="7cm" svg:y1="8cm" svg:x2="11.5cm" svg:y2="9cm" draw:start-shape="id6" draw:start-glue-point="6" draw:end-shape="id9" draw:end-glue-point="4" svg:d="M7000 8000v300h2400 2100v700" svg:viewBox="0 0 4501 1001">
          <text:p/>
        </draw:connector>
        <draw:connector draw:style-name="gr11" draw:text-style-name="P6" draw:layer="layout" svg:x1="7cm" svg:y1="10cm" svg:x2="7cm" svg:y2="11cm" draw:start-shape="id8" draw:start-glue-point="6" draw:end-shape="id10" draw:end-glue-point="4" svg:d="M7000 10000v1000" svg:viewBox="0 0 1 1001">
          <text:p/>
        </draw:connector>
        <draw:connector draw:style-name="gr11" draw:text-style-name="P6" draw:layer="layout" svg:x1="7cm" svg:y1="12cm" svg:x2="7cm" svg:y2="13cm" draw:start-shape="id10" draw:start-glue-point="6" draw:end-shape="id11" draw:end-glue-point="5" svg:d="M7000 12000v1000" svg:viewBox="0 0 1 1001">
          <text:p/>
        </draw:connector>
        <draw:connector draw:style-name="gr11" draw:text-style-name="P6" draw:layer="layout" svg:x1="7cm" svg:y1="14cm" svg:x2="7cm" svg:y2="15cm" draw:start-shape="id11" draw:start-glue-point="8" draw:end-shape="id12" draw:end-glue-point="4" svg:d="M7000 14000v1000" svg:viewBox="0 0 1 1001">
          <text:p/>
        </draw:connector>
        <draw:connector draw:style-name="gr11" draw:text-style-name="P6" draw:layer="layout" draw:line-skew="-0.249cm" svg:x1="5.5cm" svg:y1="15.5cm" svg:x2="5.8cm" svg:y2="13.5cm" draw:start-shape="id12" draw:start-glue-point="5" draw:end-shape="id11" draw:end-glue-point="6" svg:d="M5500 15500h-799v-2000h1099" svg:viewBox="0 0 1100 2001">
          <text:p/>
        </draw:connector>
        <draw:connector draw:style-name="gr11" draw:text-style-name="P6" draw:layer="layout" svg:x1="11.5cm" svg:y1="10cm" svg:x2="11.501cm" svg:y2="11.001cm" draw:start-shape="id9" draw:start-glue-point="6" draw:end-shape="id13" draw:end-glue-point="4" svg:d="M11500 10000v501h1v500" svg:viewBox="0 0 2 1002">
          <text:p/>
        </draw:connector>
        <draw:connector draw:style-name="gr11" draw:text-style-name="P6" draw:layer="layout" svg:x1="11.501cm" svg:y1="12.001cm" svg:x2="11.501cm" svg:y2="13.001cm" draw:start-shape="id13" draw:start-glue-point="6" draw:end-shape="id14" draw:end-glue-point="5" svg:d="M11501 12001v1000" svg:viewBox="0 0 1 1001">
          <text:p/>
        </draw:connector>
        <draw:connector draw:style-name="gr11" draw:text-style-name="P6" draw:layer="layout" svg:x1="11.501cm" svg:y1="14.001cm" svg:x2="11.5cm" svg:y2="15cm" draw:start-shape="id14" draw:start-glue-point="8" draw:end-shape="id15" draw:end-glue-point="5" svg:d="M11501 14001v500h-1v499" svg:viewBox="0 0 2 1000">
          <text:p/>
        </draw:connector>
        <draw:connector draw:style-name="gr11" draw:text-style-name="P6" draw:layer="layout" svg:x1="11.5cm" svg:y1="16cm" svg:x2="11.5cm" svg:y2="17cm" draw:start-shape="id15" draw:start-glue-point="8" draw:end-shape="id16" draw:end-glue-point="4" svg:d="M11500 16000v1000" svg:viewBox="0 0 1 1001">
          <text:p/>
        </draw:connector>
        <draw:connector draw:style-name="gr11" draw:text-style-name="P6" draw:layer="layout" draw:line-skew="-0.099cm" svg:x1="10cm" svg:y1="17.5cm" svg:x2="10.001cm" svg:y2="11.501cm" draw:start-shape="id16" draw:start-glue-point="5" draw:end-shape="id13" draw:end-glue-point="5" svg:d="M10000 17500h-649v-5999h650" svg:viewBox="0 0 651 6000">
          <text:p/>
        </draw:connector>
        <draw:connector draw:style-name="gr11" draw:text-style-name="P6" draw:layer="layout" draw:line-skew="0.247cm" svg:x1="13.001cm" svg:y1="11.501cm" svg:x2="8.195cm" svg:y2="5.5cm" draw:start-shape="id13" draw:start-glue-point="7" draw:end-shape="id5" draw:end-glue-point="9" svg:d="M13001 11501h798v-6001h-5604" svg:viewBox="0 0 5605 6002">
          <text:p/>
        </draw:connector>
        <draw:connector draw:style-name="gr11" draw:text-style-name="P6" draw:layer="layout" svg:x1="16cm" svg:y1="18cm" svg:x2="16cm" svg:y2="19cm" draw:start-shape="id7" draw:start-glue-point="6" draw:end-shape="id17" draw:end-glue-point="4" svg:d="M16000 18000v1000" svg:viewBox="0 0 1 1001">
          <text:p/>
        </draw:connector>
        <draw:custom-shape draw:style-name="gr8" draw:text-style-name="P4" xml:id="id23" draw:id="id23" draw:layer="layout" svg:width="3cm" svg:height="1cm" svg:x="20.4cm" svg:y="13cm">
          <text:p text:style-name="P1"><text:span text:style-name="T3">Store </text:span></text:p>
          <text:p text:style-name="P1"><text:span text:style-name="T3">into </text:span><text:span text:style-name="T4">memo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24" draw:id="id24" draw:layer="layout" svg:width="3cm" svg:height="1cm" svg:x="20.4cm" svg:y="15cm">
          <text:p text:style-name="P1"><text:span text:style-name="T3">Last</text:span></text:p>
          <text:p text:style-name="P1"><text:span text:style-name="T3">sampl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4" xml:id="id22" draw:id="id22" draw:layer="layout" svg:width="3cm" svg:height="1cm" svg:x="20.4cm" svg:y="11cm">
          <text:p text:style-name="P1"><text:span text:style-name="T3">Get </text:span><text:span text:style-name="T4">strea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4" xml:id="id26" draw:id="id26" draw:layer="layout" svg:width="3cm" svg:height="1cm" svg:x="24.9cm" svg:y="9cm">
          <text:p text:style-name="P1"><text:span text:style-name="T3">Elaborate data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xml:id="id27" draw:id="id27" draw:layer="layout" svg:width="3cm" svg:height="1cm" svg:x="24.9cm" svg:y="11cm">
          <text:p text:style-name="P1"><text:span text:style-name="T3">Get</text:span></text:p>
          <text:p text:style-name="P1"><text:span text:style-name="T3">from</text:span><text:span text:style-name="T4"> memory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1" draw:text-style-name="P6" draw:layer="layout" svg:x1="21.9cm" svg:y1="2cm" svg:x2="21.9cm" svg:y2="3cm" draw:start-shape="id18" draw:start-glue-point="6" draw:end-shape="id19" draw:end-glue-point="4" svg:d="M21900 2000v1000" svg:viewBox="0 0 1 1001">
          <text:p/>
        </draw:connector>
        <draw:connector draw:style-name="gr11" draw:text-style-name="P6" draw:layer="layout" svg:x1="21.9cm" svg:y1="4cm" svg:x2="21.9cm" svg:y2="5cm" draw:start-shape="id19" draw:start-glue-point="6" draw:end-shape="id20" draw:end-glue-point="5" svg:d="M21900 4000v1000" svg:viewBox="0 0 1 1001">
          <text:p/>
        </draw:connector>
        <draw:connector draw:style-name="gr11" draw:text-style-name="P6" draw:layer="layout" svg:x1="21.9cm" svg:y1="10cm" svg:x2="21.9cm" svg:y2="11cm" draw:start-shape="id21" draw:start-glue-point="6" draw:end-shape="id22" draw:end-glue-point="5" svg:d="M21900 10000v1000" svg:viewBox="0 0 1 1001">
          <text:p/>
        </draw:connector>
        <draw:connector draw:style-name="gr11" draw:text-style-name="P6" draw:layer="layout" svg:x1="21.9cm" svg:y1="12cm" svg:x2="21.9cm" svg:y2="13cm" draw:start-shape="id22" draw:start-glue-point="8" draw:end-shape="id23" draw:end-glue-point="4" svg:d="M21900 12000v1000" svg:viewBox="0 0 1 1001">
          <text:p/>
        </draw:connector>
        <draw:connector draw:style-name="gr11" draw:text-style-name="P6" draw:layer="layout" svg:x1="21.9cm" svg:y1="14cm" svg:x2="21.9cm" svg:y2="15cm" draw:start-shape="id23" draw:start-glue-point="6" draw:end-shape="id24" draw:end-glue-point="4" svg:d="M21900 14000v1000" svg:viewBox="0 0 1 1001">
          <text:p/>
        </draw:connector>
        <draw:connector draw:style-name="gr11" draw:text-style-name="P6" draw:layer="layout" draw:line-skew="-0.249cm" svg:x1="20.4cm" svg:y1="15.5cm" svg:x2="20.7cm" svg:y2="11.5cm" draw:start-shape="id24" draw:start-glue-point="5" draw:end-shape="id22" draw:end-glue-point="6" svg:d="M20400 15500h-799v-4000h1099" svg:viewBox="0 0 1100 4001">
          <text:p/>
        </draw:connector>
        <draw:connector draw:style-name="gr11" draw:text-style-name="P6" draw:layer="layout" draw:line-skew="0.248cm" svg:x1="23.4cm" svg:y1="15.5cm" svg:x2="23.095cm" svg:y2="5.5cm" draw:start-shape="id24" draw:start-glue-point="7" draw:end-shape="id20" draw:end-glue-point="9" svg:d="M23400 15500h799v-10000h-1104" svg:viewBox="0 0 1105 10001">
          <text:p/>
        </draw:connector>
        <draw:custom-shape draw:style-name="gr8" draw:text-style-name="P4" xml:id="id28" draw:id="id28" draw:layer="layout" svg:width="3cm" svg:height="1cm" svg:x="24.9cm" svg:y="13cm">
          <text:p text:style-name="P1"><text:span text:style-name="T3">Calculate 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4" xml:id="id29" draw:id="id29" draw:layer="layout" svg:width="3cm" svg:height="1cm" svg:x="24.9cm" svg:y="15cm">
          <text:p text:style-name="P1"><text:span text:style-name="T3">Last </text:span></text:p>
          <text:p text:style-name="P1"><text:span text:style-name="T3">data block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4" xml:id="id30" draw:id="id30" draw:layer="layout" svg:width="3cm" svg:height="1cm" svg:x="24.9cm" svg:y="17cm">
          <text:p text:style-name="P1"><text:span text:style-name="T3">Calculate Z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31" draw:id="id31" draw:layer="layout" svg:width="3cm" svg:height="1cm" svg:x="24.9cm" svg:y="19cm">
          <text:p text:style-name="P1"><text:span text:style-name="T5">Stop</text:span></text:p>
          <text:p text:style-name="P1"><text:span text:style-name="T5">Pyth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6" draw:layer="layout" svg:x1="21.9cm" svg:y1="8cm" svg:x2="21.9cm" svg:y2="9cm" draw:start-shape="id25" draw:start-glue-point="6" draw:end-shape="id21" draw:end-glue-point="4" svg:d="M21900 8000v1000" svg:viewBox="0 0 1 1001">
          <text:p/>
        </draw:connector>
        <draw:connector draw:style-name="gr11" draw:text-style-name="P6" draw:layer="layout" svg:x1="21.9cm" svg:y1="6cm" svg:x2="21.9cm" svg:y2="7cm" draw:start-shape="id20" draw:start-glue-point="8" draw:end-shape="id25" draw:end-glue-point="4" svg:d="M21900 6000v1000" svg:viewBox="0 0 1 1001">
          <text:p/>
        </draw:connector>
        <draw:connector draw:style-name="gr11" draw:text-style-name="P6" draw:layer="layout" svg:x1="23.4cm" svg:y1="7.5cm" svg:x2="26.4cm" svg:y2="9cm" draw:start-shape="id25" draw:start-glue-point="7" draw:end-shape="id26" draw:end-glue-point="4" svg:d="M23400 7500h3000v1500" svg:viewBox="0 0 3001 1501">
          <text:p/>
        </draw:connector>
        <draw:connector draw:style-name="gr11" draw:text-style-name="P6" draw:layer="layout" svg:x1="26.4cm" svg:y1="10cm" svg:x2="26.4cm" svg:y2="11cm" draw:start-shape="id26" draw:start-glue-point="6" draw:end-shape="id27" draw:end-glue-point="5" svg:d="M26400 10000v1000" svg:viewBox="0 0 1 1001">
          <text:p/>
        </draw:connector>
        <draw:connector draw:style-name="gr11" draw:text-style-name="P6" draw:layer="layout" svg:x1="26.4cm" svg:y1="12cm" svg:x2="26.4cm" svg:y2="13cm" draw:start-shape="id27" draw:start-glue-point="8" draw:end-shape="id28" draw:end-glue-point="4" svg:d="M26400 12000v1000" svg:viewBox="0 0 1 1001">
          <text:p/>
        </draw:connector>
        <draw:connector draw:style-name="gr11" draw:text-style-name="P6" draw:layer="layout" svg:x1="26.4cm" svg:y1="14cm" svg:x2="26.4cm" svg:y2="15cm" draw:start-shape="id28" draw:start-glue-point="6" draw:end-shape="id29" draw:end-glue-point="4" svg:d="M26400 14000v1000" svg:viewBox="0 0 1 1001">
          <text:p/>
        </draw:connector>
        <draw:connector draw:style-name="gr11" draw:text-style-name="P6" draw:layer="layout" svg:x1="26.4cm" svg:y1="16cm" svg:x2="26.4cm" svg:y2="17cm" draw:start-shape="id29" draw:start-glue-point="6" draw:end-shape="id30" draw:end-glue-point="4" svg:d="M26400 16000v1000" svg:viewBox="0 0 1 1001">
          <text:p/>
        </draw:connector>
        <draw:connector draw:style-name="gr11" draw:text-style-name="P6" draw:layer="layout" svg:x1="26.4cm" svg:y1="18cm" svg:x2="26.4cm" svg:y2="19cm" draw:start-shape="id30" draw:start-glue-point="6" draw:end-shape="id31" draw:end-glue-point="4" svg:d="M26400 18000v1000" svg:viewBox="0 0 1 1001">
          <text:p/>
        </draw:connector>
        <draw:connector draw:style-name="gr11" draw:text-style-name="P6" draw:layer="layout" draw:line-skew="0.248cm" svg:x1="27.9cm" svg:y1="15.5cm" svg:x2="27.595cm" svg:y2="11.5cm" draw:start-shape="id29" draw:start-glue-point="7" draw:end-shape="id27" draw:end-glue-point="9" svg:d="M27900 15500h799v-4000h-1104" svg:viewBox="0 0 1105 4001">
          <text:p/>
        </draw:connector>
        <draw:frame draw:style-name="gr12" draw:text-style-name="P7" draw:layer="layout" svg:width="0.565cm" svg:height="0.475cm" svg:x="1.835cm" svg:y="6.025cm">
          <draw:text-box>
            <text:p><text:span text:style-name="T6">No</text:span></text:p>
          </draw:text-box>
        </draw:frame>
        <draw:frame draw:style-name="gr13" draw:text-style-name="P8" draw:layer="layout" svg:width="0.734cm" svg:height="0.475cm" svg:x="4.46cm" svg:y="4.921cm">
          <draw:text-box>
            <text:p><text:span text:style-name="T7">Yes</text:span></text:p>
          </draw:text-box>
        </draw:frame>
        <draw:frame draw:style-name="gr13" draw:text-style-name="P8" draw:layer="layout" svg:width="0.734cm" svg:height="0.475cm" svg:x="8.86cm" svg:y="6.922cm">
          <draw:text-box>
            <text:p><text:span text:style-name="T7">Yes</text:span></text:p>
          </draw:text-box>
        </draw:frame>
        <draw:frame draw:style-name="gr13" draw:text-style-name="P8" draw:layer="layout" svg:width="0.734cm" svg:height="0.475cm" svg:x="13.36cm" svg:y="11.223cm">
          <draw:text-box>
            <text:p><text:span text:style-name="T7">Yes</text:span></text:p>
          </draw:text-box>
        </draw:frame>
        <draw:frame draw:style-name="gr13" draw:text-style-name="P8" draw:layer="layout" svg:width="0.734cm" svg:height="0.475cm" svg:x="23.56cm" svg:y="15.224cm">
          <draw:text-box>
            <text:p><text:span text:style-name="T7">Yes</text:span></text:p>
          </draw:text-box>
        </draw:frame>
        <draw:frame draw:style-name="gr13" draw:text-style-name="P8" draw:layer="layout" svg:width="0.734cm" svg:height="0.475cm" svg:x="25.56cm" svg:y="16.025cm">
          <draw:text-box>
            <text:p><text:span text:style-name="T7">Yes</text:span></text:p>
          </draw:text-box>
        </draw:frame>
        <draw:frame draw:style-name="gr13" draw:text-style-name="P8" draw:layer="layout" svg:width="0.734cm" svg:height="0.475cm" svg:x="24.66cm" svg:y="6.926cm">
          <draw:text-box>
            <text:p><text:span text:style-name="T7">Yes</text:span></text:p>
          </draw:text-box>
        </draw:frame>
        <draw:frame draw:style-name="gr12" draw:text-style-name="P7" draw:layer="layout" svg:width="0.565cm" svg:height="0.475cm" svg:x="6.336cm" svg:y="8.026cm">
          <draw:text-box>
            <text:p><text:span text:style-name="T6">No</text:span></text:p>
          </draw:text-box>
        </draw:frame>
        <draw:frame draw:style-name="gr12" draw:text-style-name="P7" draw:layer="layout" svg:width="0.565cm" svg:height="0.475cm" svg:x="10.837cm" svg:y="12.027cm">
          <draw:text-box>
            <text:p><text:span text:style-name="T6">No</text:span></text:p>
          </draw:text-box>
        </draw:frame>
        <draw:frame draw:style-name="gr12" draw:text-style-name="P7" draw:layer="layout" svg:width="0.565cm" svg:height="0.475cm" svg:x="19.538cm" svg:y="15.228cm">
          <draw:text-box>
            <text:p><text:span text:style-name="T6">No</text:span></text:p>
          </draw:text-box>
        </draw:frame>
        <draw:frame draw:style-name="gr12" draw:text-style-name="P7" draw:layer="layout" svg:width="0.565cm" svg:height="0.475cm" svg:x="21.239cm" svg:y="8.029cm">
          <draw:text-box>
            <text:p><text:span text:style-name="T6">No</text:span></text:p>
          </draw:text-box>
        </draw:frame>
        <draw:frame draw:style-name="gr12" draw:text-style-name="P7" draw:layer="layout" svg:width="0.565cm" svg:height="0.475cm" svg:x="28.24cm" svg:y="15.23cm">
          <draw:text-box>
            <text:p><text:span text:style-name="T6">No</text:span></text:p>
          </draw:text-box>
        </draw:frame>
        <draw:connector draw:style-name="gr14" draw:text-style-name="P6" draw:layer="layout" draw:type="curve" svg:x1="12.695cm" svg:y1="15.5cm" svg:x2="20.4cm" svg:y2="11.5cm" draw:start-shape="id15" draw:start-glue-point="9" draw:end-shape="id22" draw:end-glue-point="3" svg:d="M12695 15500c6009 0 2157-4000 7705-4000" svg:viewBox="0 0 7706 4001">
          <text:p/>
        </draw:connector>
        <draw:connector draw:style-name="gr14" draw:text-style-name="P6" draw:layer="layout" draw:type="curve" svg:x1="8.5cm" svg:y1="15.5cm" svg:x2="10.301cm" svg:y2="13.501cm" draw:start-shape="id12" draw:start-glue-point="7" draw:end-shape="id14" draw:end-glue-point="6" svg:d="M8500 15500c1126 0 226-1999 1801-1999" svg:viewBox="0 0 1802 2000">
          <text:p/>
        </draw:connector>
        <draw:connector draw:style-name="gr14" draw:text-style-name="P6" draw:layer="layout" draw:type="curve" svg:x1="23.4cm" svg:y1="13.5cm" svg:x2="25.2cm" svg:y2="11.5cm" draw:start-shape="id23" draw:start-glue-point="7" draw:end-shape="id27" draw:end-glue-point="6" svg:d="M23400 13500c1126 0 227-2000 1800-2000" svg:viewBox="0 0 1801 2001">
          <text:p/>
        </draw:connector>
        <draw:connector draw:style-name="gr14" draw:text-style-name="P6" draw:layer="layout" draw:type="curve" svg:x1="8.195cm" svg:y1="5.5cm" svg:x2="20.7cm" svg:y2="5.5cm" draw:start-shape="id5" draw:start-glue-point="9" draw:end-shape="id20" draw:end-glue-point="6" svg:d="M8195 5500h12505" svg:viewBox="0 0 125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4T20:13:10.041960997</meta:creation-date>
    <dc:date>2017-09-05T15:52:12.632004406</dc:date>
    <meta:editing-duration>PT1H35M32S</meta:editing-duration>
    <meta:editing-cycles>18</meta:editing-cycles>
    <meta:generator>LibreOffice/5.1.6.2$Linux_X86_64 LibreOffice_project/10m0$Build-2</meta:generator>
    <meta:document-statistic meta:object-count="83"/>
  </office:meta>
</office:document-meta>
</file>